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style:font-name="Times new roman" fo:font-size="14pt" fo:font-weight="bold" officeooo:rsid="00030f2e" officeooo:paragraph-rsid="00030f2e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Times new roman" fo:font-size="14pt" officeooo:rsid="00030f2e" officeooo:paragraph-rsid="00030f2e" style:font-size-asian="14pt" style:font-size-complex="14pt"/>
    </style:style>
    <style:style style:name="P3" style:family="paragraph" style:parent-style-name="Standard">
      <style:text-properties style:font-name="Times new roman" fo:font-size="14pt" fo:font-weight="normal" officeooo:rsid="00033e98" officeooo:paragraph-rsid="00033e98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>Целевые клиенты:</text:p>
      <text:p text:style-name="P2">Организации с наличием большого количество дверей<text:line-break/><text:line-break/><text:span text:style-name="T1">Идеальные клиенты:</text:span></text:p>
      <text:p text:style-name="P2">Организация с налаженной системой безопасности и проблемами связанными с классическими ключами</text:p>
      <text:p text:style-name="P2"/>
      <text:p text:style-name="P1">2.</text:p>
      <text:p text:style-name="P2"><text:span text:style-name="T1">Проблемы 1-3:</text:span><text:line-break/>1. Обычные ключи часто ломают/теряют/случайно забирают домой, а для того чтобы сделать дубликать приходиться подзапариться+</text:p>
      <text:p text:style-name="P2">2. Большое количество ключей занимают много места</text:p>
      <text:p text:style-name="P2">3. Приходиться таскать с собой связки ключей и при открытие дверей вспоминать как именно ключ подходит к этой двери, что тратит время и бесит</text:p>
      <text:p text:style-name="P2"><text:line-break/><text:span text:style-name="T1">Альтернативы<text:line-break/></text:span><text:a xlink:type="simple" xlink:href="https://market.yandex.ru/product--elektromagnitnyi-zamok-ikea-rotgult/1777215809?sku=101853640759" text:style-name="Internet_20_link" text:visited-style-name="Visited_20_Internet_20_Link"><text:span text:style-name="T2">https://market.yandex.ru/product--elektromagnitnyi-zamok-ikea-rotgult/1777215809?sku=101853640759</text:span></text:a></text:p>
      <text:p text:style-name="P2"><text:a xlink:type="simple" xlink:href="https://omnitec.ru/gostinichnye-elektronnye-zamki/?utm_source=yandex&amp;utm_medium=cpc&amp;utm_campaign=82341946&amp;utm_content=13350434911&amp;utm_term=электронные%20замки&amp;yclid=9037577910824730623" text:style-name="Internet_20_link" text:visited-style-name="Visited_20_Internet_20_Link"><text:span text:style-name="T2">https://omnitec.ru/gostinichnye-elektronnye-zamki/?utm_source=yandex&amp;utm_medium=cpc&amp;utm_campaign=82341946&amp;utm_content=13350434911&amp;utm_term=%D1%8D%D0%BB%D0%B5%D0%BA%D1%82%D1%80%D0%BE%D0%BD%D0%BD%D1%8B%D0%B5%20%D0%B7%D0%B0%D0%BC%D0%BA%D0%B8&amp;yclid=9037577910824730623</text:span></text:a></text:p>
      <text:p text:style-name="P2"><text:span text:style-name="T2"/></text:p>
      <text:p text:style-name="P1">3.<text:line-break/>Уникальность</text:p>
      <text:p text:style-name="P3">Наш замок гораздо дешевле аналогов, наш замок легко вставляется в дверь вместо классического, для нашего умного замка не нужна master карта, очень лёгкая процедура создания новой карты</text:p>
      <text:p text:style-name="P3"/>
      <text:p text:style-name="P1">4.<text:line-break/>Решение</text:p>
      <text:p text:style-name="P3">Создание системы состоящей из следующих компонентов: замки и карты, устройство для настройки карт, программа для компьютера</text:p>
      <text:p text:style-name="P3"/>
      <text:p text:style-name="P1">5.<text:line-break/>Каналы продажи</text:p>
      <text:p text:style-name="P1"/>
      <text:p text:style-name="P1">6.</text:p>
      <text:p text:style-name="P1">Выручка</text:p>
      <text:p text:style-name="P3">Основными источниками дохода является продажа и внедрение системы</text:p>
      <text:p text:style-name="P3"/>
      <text:p text:style-name="P1">7.</text:p>
      <text:p text:style-name="P1"><text:soft-page-break/>Затраты</text:p>
      <text:p text:style-name="P3">Зарплаты сотрудникам, сырьё для замков, покупка rfid меток (карт)</text:p>
      <text:p text:style-name="P1"/>
      <text:p text:style-name="P1">8.</text:p>
      <text:p text:style-name="P1">Ключевые метрики</text:p>
      <text:p text:style-name="P3">Количество проданных и внедрённых систем, чистая прибыль за отчётный период</text:p>
      <text:p text:style-name="P1"/>
      <text:p text:style-name="P1">9.</text:p>
      <text:p text:style-name="P1">Нечестное преимущество</text:p>
      <text:p text:style-name="P3">Универсальность замка, лёгкость в использование и создание карт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2T19:19:46.638719954</meta:creation-date>
    <dc:date>2023-12-12T19:37:47.571245716</dc:date>
    <meta:editing-duration>PT7M50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2" meta:paragraph-count="27" meta:word-count="170" meta:character-count="1562" meta:non-whitespace-character-count="1418"/>
  </office:meta>
</office:document-meta>
</file>